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ipping20V2" table:style-name="ta1">
        <table:shapes>
          <draw:frame draw:z-index="0" draw:style-name="gr1" draw:text-style-name="P1" svg:width="639.95pt" svg:height="448.16pt" svg:x="626.26pt" svg:y="15233.36pt">
            <loext:p draw:notify-on-update-of-ranges="clipping20V2.A1:clipping20V2.A1 clipping20V2.A2:clipping20V2.A1191 clipping20V2.B1:clipping20V2.B1 clipping20V2.B2:clipping20V2.B1191 clipping20V2.A1:clipping20V2.A1 clipping20V2.A2:clipping20V2.A1191 clipping20V2.C1:clipping20V2.C1 clipping20V2.C2:clipping20V2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Vin 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56281407" calcext:value-type="float">
            <text:p>0.56281407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04522613" calcext:value-type="float">
            <text:p>1.04522613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5.829145" calcext:value-type="float">
            <text:p>5.829145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9.24623" calcext:value-type="float">
            <text:p>9.24623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9.24623" calcext:value-type="float">
            <text:p>9.24623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9246231" calcext:value-type="float">
            <text:p>2.49246231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25125628" calcext:value-type="float">
            <text:p>2.25125628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5.829145" calcext:value-type="float">
            <text:p>5.829145</text:p>
          </table:table-cell>
          <table:table-cell office:value-type="float" office:value="1.68844221" calcext:value-type="float">
            <text:p>1.68844221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44723618" calcext:value-type="float">
            <text:p>1.44723618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2.01005" calcext:value-type="float">
            <text:p>2.01005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80402" calcext:value-type="float">
            <text:p>-0.8040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1.809045" calcext:value-type="float">
            <text:p>-1.809045</text:p>
          </table:table-cell>
          <table:table-cell office:value-type="float" office:value="-0.56281407" calcext:value-type="float">
            <text:p>-0.56281407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2.81407" calcext:value-type="float">
            <text:p>-2.81407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4.623115" calcext:value-type="float">
            <text:p>-4.623115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5.62814" calcext:value-type="float">
            <text:p>-5.62814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7.437185" calcext:value-type="float">
            <text:p>-7.437185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9246231" calcext:value-type="float">
            <text:p>-2.49246231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49246231" calcext:value-type="float">
            <text:p>-2.49246231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6.633165" calcext:value-type="float">
            <text:p>-6.633165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0" calcext:value-type="float">
            <text:p>0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56281407" calcext:value-type="float">
            <text:p>0.56281407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3.819095" calcext:value-type="float">
            <text:p>3.819095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4.82412" calcext:value-type="float">
            <text:p>4.82412</text:p>
          </table:table-cell>
          <table:table-cell office:value-type="float" office:value="1.44723618" calcext:value-type="float">
            <text:p>1.44723618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8844221" calcext:value-type="float">
            <text:p>1.68844221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6.633165" calcext:value-type="float">
            <text:p>6.633165</text:p>
          </table:table-cell>
          <table:table-cell office:value-type="float" office:value="1.92964824" calcext:value-type="float">
            <text:p>1.92964824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97487437" calcext:value-type="float">
            <text:p>2.97487437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10.05025" calcext:value-type="float">
            <text:p>10.05025</text:p>
          </table:table-cell>
          <table:table-cell office:value-type="float" office:value="2.97487437" calcext:value-type="float">
            <text:p>2.97487437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1.92964824" calcext:value-type="float">
            <text:p>1.92964824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4.0201" calcext:value-type="float">
            <text:p>4.0201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-0.80402" calcext:value-type="float">
            <text:p>-0.80402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-8.241205" calcext:value-type="float">
            <text:p>-8.241205</text:p>
          </table:table-cell>
          <table:table-cell office:value-type="float" office:value="-2.49246231" calcext:value-type="float">
            <text:p>-2.49246231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45728643" calcext:value-type="float">
            <text:p>-3.45728643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-13.66834" calcext:value-type="float">
            <text:p>-13.66834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6281407" calcext:value-type="float">
            <text:p>-5.6281407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9.24623" calcext:value-type="float">
            <text:p>-9.24623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8844221" calcext:value-type="float">
            <text:p>1.68844221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92964824" calcext:value-type="float">
            <text:p>1.92964824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12.261305" calcext:value-type="float">
            <text:p>12.26130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9849246" calcext:value-type="float">
            <text:p>3.69849246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11.65829" calcext:value-type="float">
            <text:p>11.65829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2.97487437" calcext:value-type="float">
            <text:p>2.97487437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8.44221" calcext:value-type="float">
            <text:p>8.44221</text:p>
          </table:table-cell>
          <table:table-cell office:value-type="float" office:value="2.49246231" calcext:value-type="float">
            <text:p>2.49246231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7.63819" calcext:value-type="float">
            <text:p>7.63819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44723618" calcext:value-type="float">
            <text:p>1.44723618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56281407" calcext:value-type="float">
            <text:p>0.56281407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1.005025" calcext:value-type="float">
            <text:p>1.005025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2.613065" calcext:value-type="float">
            <text:p>-2.613065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45728643" calcext:value-type="float">
            <text:p>-3.45728643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12.261305" calcext:value-type="float">
            <text:p>-12.261305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12.46231" calcext:value-type="float">
            <text:p>-12.46231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10.85427" calcext:value-type="float">
            <text:p>-10.85427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10.05025" calcext:value-type="float">
            <text:p>-10.0502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8.44221" calcext:value-type="float">
            <text:p>-8.44221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3.819095" calcext:value-type="float">
            <text:p>-3.819095</text:p>
          </table:table-cell>
          <table:table-cell office:value-type="float" office:value="-1.20603015" calcext:value-type="float">
            <text:p>-1.20603015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2.01005" calcext:value-type="float">
            <text:p>-2.0100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1.005025" calcext:value-type="float">
            <text:p>-1.005025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040201" calcext:value-type="float">
            <text:p>0.8040201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92964824" calcext:value-type="float">
            <text:p>1.92964824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9246231" calcext:value-type="float">
            <text:p>2.49246231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12.46231" calcext:value-type="float">
            <text:p>12.46231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2.97487437" calcext:value-type="float">
            <text:p>2.97487437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73366834" calcext:value-type="float">
            <text:p>2.73366834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25125628" calcext:value-type="float">
            <text:p>2.25125628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68844221" calcext:value-type="float">
            <text:p>1.68844221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3.015075" calcext:value-type="float">
            <text:p>3.01507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1.20603" calcext:value-type="float">
            <text:p>1.20603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201005" calcext:value-type="float">
            <text:p>0.201005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-2.613065" calcext:value-type="float">
            <text:p>-2.613065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-3.61809" calcext:value-type="float">
            <text:p>-3.61809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-6.43216" calcext:value-type="float">
            <text:p>-6.43216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9246231" calcext:value-type="float">
            <text:p>-2.49246231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-9.045225" calcext:value-type="float">
            <text:p>-9.04522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-14.271355" calcext:value-type="float">
            <text:p>-14.271355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-14.87437" calcext:value-type="float">
            <text:p>-14.87437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-11.65829" calcext:value-type="float">
            <text:p>-11.65829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-5.829145" calcext:value-type="float">
            <text:p>-5.82914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20603015" calcext:value-type="float">
            <text:p>-1.20603015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56281407" calcext:value-type="float">
            <text:p>0.56281407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8040201" calcext:value-type="float">
            <text:p>0.8040201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5.62814" calcext:value-type="float">
            <text:p>5.62814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8.241205" calcext:value-type="float">
            <text:p>8.241205</text:p>
          </table:table-cell>
          <table:table-cell office:value-type="float" office:value="2.4120603" calcext:value-type="float">
            <text:p>2.4120603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2160804" calcext:value-type="float">
            <text:p>3.2160804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11.457285" calcext:value-type="float">
            <text:p>11.45728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15.27638" calcext:value-type="float">
            <text:p>15.27638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14.271355" calcext:value-type="float">
            <text:p>14.271355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13.065325" calcext:value-type="float">
            <text:p>13.065325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10.251255" calcext:value-type="float">
            <text:p>10.251255</text:p>
          </table:table-cell>
          <table:table-cell office:value-type="float" office:value="2.97487437" calcext:value-type="float">
            <text:p>2.97487437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25125628" calcext:value-type="float">
            <text:p>2.25125628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6.83417" calcext:value-type="float">
            <text:p>6.83417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44723618" calcext:value-type="float">
            <text:p>1.44723618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88442211" calcext:value-type="float">
            <text:p>0.88442211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24120603" calcext:value-type="float">
            <text:p>-0.24120603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1.60804" calcext:value-type="float">
            <text:p>-1.60804</text:p>
          </table:table-cell>
          <table:table-cell office:value-type="float" office:value="-0.56281407" calcext:value-type="float">
            <text:p>-0.56281407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9.849245" calcext:value-type="float">
            <text:p>-9.849245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45728643" calcext:value-type="float">
            <text:p>-3.45728643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12.86432" calcext:value-type="float">
            <text:p>-12.86432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15.477385" calcext:value-type="float">
            <text:p>-15.477385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13.065325" calcext:value-type="float">
            <text:p>-13.065325</text:p>
          </table:table-cell>
          <table:table-cell office:value-type="float" office:value="-3.93969849" calcext:value-type="float">
            <text:p>-3.93969849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76884422" calcext:value-type="float">
            <text:p>-1.76884422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4.82412" calcext:value-type="float">
            <text:p>-4.82412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0603015" calcext:value-type="float">
            <text:p>-1.20603015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88442211" calcext:value-type="float">
            <text:p>-0.88442211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2.613065" calcext:value-type="float">
            <text:p>2.613065</text:p>
          </table:table-cell>
          <table:table-cell office:value-type="float" office:value="0.8040201" calcext:value-type="float">
            <text:p>0.8040201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3.61809" calcext:value-type="float">
            <text:p>3.61809</text:p>
          </table:table-cell>
          <table:table-cell office:value-type="float" office:value="1.04522613" calcext:value-type="float">
            <text:p>1.04522613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8844221" calcext:value-type="float">
            <text:p>1.68844221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6.43216" calcext:value-type="float">
            <text:p>6.43216</text:p>
          </table:table-cell>
          <table:table-cell office:value-type="float" office:value="1.92964824" calcext:value-type="float">
            <text:p>1.92964824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7.437185" calcext:value-type="float">
            <text:p>7.437185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4120603" calcext:value-type="float">
            <text:p>2.4120603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9.045225" calcext:value-type="float">
            <text:p>9.045225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10.653265" calcext:value-type="float">
            <text:p>10.653265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12.86432" calcext:value-type="float">
            <text:p>12.86432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15.879395" calcext:value-type="float">
            <text:p>15.879395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13.66834" calcext:value-type="float">
            <text:p>13.66834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1809045" calcext:value-type="float">
            <text:p>3.61809045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1005025" calcext:value-type="float">
            <text:p>2.01005025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5.025125" calcext:value-type="float">
            <text:p>5.02512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2.211055" calcext:value-type="float">
            <text:p>2.211055</text:p>
          </table:table-cell>
          <table:table-cell office:value-type="float" office:value="0.64321608" calcext:value-type="float">
            <text:p>0.64321608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-0.603015" calcext:value-type="float">
            <text:p>-0.603015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-5.427135" calcext:value-type="float">
            <text:p>-5.427135</text:p>
          </table:table-cell>
          <table:table-cell office:value-type="float" office:value="-1.68844221" calcext:value-type="float">
            <text:p>-1.68844221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-10.653265" calcext:value-type="float">
            <text:p>-10.653265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-11.457285" calcext:value-type="float">
            <text:p>-11.45728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9849246" calcext:value-type="float">
            <text:p>-3.69849246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-15.879395" calcext:value-type="float">
            <text:p>-15.879395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0050251" calcext:value-type="float">
            <text:p>-4.10050251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-9.447235" calcext:value-type="float">
            <text:p>-9.447235</text:p>
          </table:table-cell>
          <table:table-cell office:value-type="float" office:value="-2.81407035" calcext:value-type="float">
            <text:p>-2.81407035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-7.63819" calcext:value-type="float">
            <text:p>-7.63819</text:p>
          </table:table-cell>
          <table:table-cell office:value-type="float" office:value="-2.25125628" calcext:value-type="float">
            <text:p>-2.25125628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1005025" calcext:value-type="float">
            <text:p>-2.01005025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-4.0201" calcext:value-type="float">
            <text:p>-4.0201</text:p>
          </table:table-cell>
          <table:table-cell office:value-type="float" office:value="-1.12562814" calcext:value-type="float">
            <text:p>-1.12562814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1.809045" calcext:value-type="float">
            <text:p>1.809045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2.81407" calcext:value-type="float">
            <text:p>2.81407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1.12562814" calcext:value-type="float">
            <text:p>1.12562814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36683417" calcext:value-type="float">
            <text:p>1.36683417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16.281405" calcext:value-type="float">
            <text:p>16.28140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46733668" calcext:value-type="float">
            <text:p>5.46733668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14.87437" calcext:value-type="float">
            <text:p>14.87437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85929648" calcext:value-type="float">
            <text:p>3.85929648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8.643215" calcext:value-type="float">
            <text:p>8.643215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92964824" calcext:value-type="float">
            <text:p>-1.92964824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8.0402" calcext:value-type="float">
            <text:p>-8.0402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45728643" calcext:value-type="float">
            <text:p>-3.45728643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57286432" calcext:value-type="float">
            <text:p>-2.57286432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3.015075" calcext:value-type="float">
            <text:p>-3.015075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1.20603" calcext:value-type="float">
            <text:p>-1.20603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2.613065" calcext:value-type="float">
            <text:p>2.613065</text:p>
          </table:table-cell>
          <table:table-cell office:value-type="float" office:value="0.8040201" calcext:value-type="float">
            <text:p>0.8040201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1.04522613" calcext:value-type="float">
            <text:p>1.04522613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4.623115" calcext:value-type="float">
            <text:p>4.62311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9.849245" calcext:value-type="float">
            <text:p>9.849245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37688442" calcext:value-type="float">
            <text:p>3.37688442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4.0201005" calcext:value-type="float">
            <text:p>4.0201005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69849246" calcext:value-type="float">
            <text:p>3.69849246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11.859295" calcext:value-type="float">
            <text:p>11.859295</text:p>
          </table:table-cell>
          <table:table-cell office:value-type="float" office:value="3.45728643" calcext:value-type="float">
            <text:p>3.45728643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11.055275" calcext:value-type="float">
            <text:p>11.055275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9.447235" calcext:value-type="float">
            <text:p>9.447235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0603015" calcext:value-type="float">
            <text:p>1.20603015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3.21608" calcext:value-type="float">
            <text:p>3.21608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36683417" calcext:value-type="float">
            <text:p>-1.36683417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-7.23618" calcext:value-type="float">
            <text:p>-7.23618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97487437" calcext:value-type="float">
            <text:p>-2.97487437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2160804" calcext:value-type="float">
            <text:p>-3.2160804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-16.88442" calcext:value-type="float">
            <text:p>-16.88442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29648241" calcext:value-type="float">
            <text:p>-3.29648241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05527638" calcext:value-type="float">
            <text:p>-3.05527638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-6.83417" calcext:value-type="float">
            <text:p>-6.83417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44723618" calcext:value-type="float">
            <text:p>-1.44723618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0603015" calcext:value-type="float">
            <text:p>-1.20603015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5.22613" calcext:value-type="float">
            <text:p>5.22613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17085427" calcext:value-type="float">
            <text:p>2.17085427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66331658" calcext:value-type="float">
            <text:p>4.66331658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8241206" calcext:value-type="float">
            <text:p>4.8241206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17.085425" calcext:value-type="float">
            <text:p>17.085425</text:p>
          </table:table-cell>
          <table:table-cell office:value-type="float" office:value="4.98492462" calcext:value-type="float">
            <text:p>4.98492462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16.683415" calcext:value-type="float">
            <text:p>16.683415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42211055" calcext:value-type="float">
            <text:p>4.42211055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13567839" calcext:value-type="float">
            <text:p>3.13567839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6.03015" calcext:value-type="float">
            <text:p>6.0301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1.60804" calcext:value-type="float">
            <text:p>1.60804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0.40201" calcext:value-type="float">
            <text:p>0.40201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201005" calcext:value-type="float">
            <text:p>-0.201005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8040201" calcext:value-type="float">
            <text:p>-0.8040201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6080402" calcext:value-type="float">
            <text:p>-1.6080402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17085427" calcext:value-type="float">
            <text:p>-2.17085427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85929648" calcext:value-type="float">
            <text:p>-3.85929648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26130653" calcext:value-type="float">
            <text:p>-4.26130653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16.48241" calcext:value-type="float">
            <text:p>-16.48241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06532663" calcext:value-type="float">
            <text:p>-5.06532663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16.0804" calcext:value-type="float">
            <text:p>-16.0804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73366834" calcext:value-type="float">
            <text:p>-2.73366834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6.231155" calcext:value-type="float">
            <text:p>-6.23115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8040201" calcext:value-type="float">
            <text:p>0.8040201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4.221105" calcext:value-type="float">
            <text:p>4.221105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6080402" calcext:value-type="float">
            <text:p>1.6080402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84924623" calcext:value-type="float">
            <text:p>1.84924623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7.035175" calcext:value-type="float">
            <text:p>7.035175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7.839195" calcext:value-type="float">
            <text:p>7.839195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65326633" calcext:value-type="float">
            <text:p>2.65326633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9447236" calcext:value-type="float">
            <text:p>2.89447236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13.26633" calcext:value-type="float">
            <text:p>13.26633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13.869345" calcext:value-type="float">
            <text:p>13.869345</text:p>
          </table:table-cell>
          <table:table-cell office:value-type="float" office:value="4.18090452" calcext:value-type="float">
            <text:p>4.18090452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14.673365" calcext:value-type="float">
            <text:p>14.673365</text:p>
          </table:table-cell>
          <table:table-cell office:value-type="float" office:value="4.26130653" calcext:value-type="float">
            <text:p>4.26130653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15.477385" calcext:value-type="float">
            <text:p>15.477385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18.09045" calcext:value-type="float">
            <text:p>18.09045</text:p>
          </table:table-cell>
          <table:table-cell office:value-type="float" office:value="5.38693467" calcext:value-type="float">
            <text:p>5.38693467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17.889445" calcext:value-type="float">
            <text:p>17.889445</text:p>
          </table:table-cell>
          <table:table-cell office:value-type="float" office:value="5.22613065" calcext:value-type="float">
            <text:p>5.22613065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17.68844" calcext:value-type="float">
            <text:p>17.68844</text:p>
          </table:table-cell>
          <table:table-cell office:value-type="float" office:value="5.30653266" calcext:value-type="float">
            <text:p>5.30653266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17.487435" calcext:value-type="float">
            <text:p>17.487435</text:p>
          </table:table-cell>
          <table:table-cell office:value-type="float" office:value="5.14572864" calcext:value-type="float">
            <text:p>5.14572864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17.28643" calcext:value-type="float">
            <text:p>17.28643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16.88442" calcext:value-type="float">
            <text:p>16.88442</text:p>
          </table:table-cell>
          <table:table-cell office:value-type="float" office:value="5.06532663" calcext:value-type="float">
            <text:p>5.06532663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16.48241" calcext:value-type="float">
            <text:p>16.48241</text:p>
          </table:table-cell>
          <table:table-cell office:value-type="float" office:value="4.90452261" calcext:value-type="float">
            <text:p>4.90452261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16.0804" calcext:value-type="float">
            <text:p>16.0804</text:p>
          </table:table-cell>
          <table:table-cell office:value-type="float" office:value="4.74371859" calcext:value-type="float">
            <text:p>4.74371859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15.67839" calcext:value-type="float">
            <text:p>15.67839</text:p>
          </table:table-cell>
          <table:table-cell office:value-type="float" office:value="4.58291457" calcext:value-type="float">
            <text:p>4.58291457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15.075375" calcext:value-type="float">
            <text:p>15.075375</text:p>
          </table:table-cell>
          <table:table-cell office:value-type="float" office:value="4.50251256" calcext:value-type="float">
            <text:p>4.50251256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14.47236" calcext:value-type="float">
            <text:p>14.47236</text:p>
          </table:table-cell>
          <table:table-cell office:value-type="float" office:value="4.34170854" calcext:value-type="float">
            <text:p>4.34170854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14.07035" calcext:value-type="float">
            <text:p>14.07035</text:p>
          </table:table-cell>
          <table:table-cell office:value-type="float" office:value="4.10050251" calcext:value-type="float">
            <text:p>4.10050251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13.467335" calcext:value-type="float">
            <text:p>13.467335</text:p>
          </table:table-cell>
          <table:table-cell office:value-type="float" office:value="3.93969849" calcext:value-type="float">
            <text:p>3.93969849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12.663315" calcext:value-type="float">
            <text:p>12.663315</text:p>
          </table:table-cell>
          <table:table-cell office:value-type="float" office:value="3.77889447" calcext:value-type="float">
            <text:p>3.77889447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12.0603" calcext:value-type="float">
            <text:p>12.0603</text:p>
          </table:table-cell>
          <table:table-cell office:value-type="float" office:value="3.53768844" calcext:value-type="float">
            <text:p>3.53768844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11.25628" calcext:value-type="float">
            <text:p>11.25628</text:p>
          </table:table-cell>
          <table:table-cell office:value-type="float" office:value="3.29648241" calcext:value-type="float">
            <text:p>3.29648241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10.45226" calcext:value-type="float">
            <text:p>10.45226</text:p>
          </table:table-cell>
          <table:table-cell office:value-type="float" office:value="3.05527638" calcext:value-type="float">
            <text:p>3.05527638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9.64824" calcext:value-type="float">
            <text:p>9.64824</text:p>
          </table:table-cell>
          <table:table-cell office:value-type="float" office:value="2.81407035" calcext:value-type="float">
            <text:p>2.81407035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8.84422" calcext:value-type="float">
            <text:p>8.84422</text:p>
          </table:table-cell>
          <table:table-cell office:value-type="float" office:value="2.57286432" calcext:value-type="float">
            <text:p>2.57286432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8.0402" calcext:value-type="float">
            <text:p>8.0402</text:p>
          </table:table-cell>
          <table:table-cell office:value-type="float" office:value="2.33165829" calcext:value-type="float">
            <text:p>2.33165829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7.23618" calcext:value-type="float">
            <text:p>7.23618</text:p>
          </table:table-cell>
          <table:table-cell office:value-type="float" office:value="2.09045226" calcext:value-type="float">
            <text:p>2.09045226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6.231155" calcext:value-type="float">
            <text:p>6.231155</text:p>
          </table:table-cell>
          <table:table-cell office:value-type="float" office:value="1.76884422" calcext:value-type="float">
            <text:p>1.76884422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5.427135" calcext:value-type="float">
            <text:p>5.427135</text:p>
          </table:table-cell>
          <table:table-cell office:value-type="float" office:value="1.52763819" calcext:value-type="float">
            <text:p>1.52763819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4.42211" calcext:value-type="float">
            <text:p>4.42211</text:p>
          </table:table-cell>
          <table:table-cell office:value-type="float" office:value="1.28643216" calcext:value-type="float">
            <text:p>1.28643216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3.417085" calcext:value-type="float">
            <text:p>3.417085</text:p>
          </table:table-cell>
          <table:table-cell office:value-type="float" office:value="0.96482412" calcext:value-type="float">
            <text:p>0.96482412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0.72361809" calcext:value-type="float">
            <text:p>0.72361809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1.407035" calcext:value-type="float">
            <text:p>1.407035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-0.40201" calcext:value-type="float">
            <text:p>-0.40201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0201005" calcext:value-type="float">
            <text:p>-0.40201005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-2.211055" calcext:value-type="float">
            <text:p>-2.211055</text:p>
          </table:table-cell>
          <table:table-cell office:value-type="float" office:value="-0.64321608" calcext:value-type="float">
            <text:p>-0.64321608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-3.21608" calcext:value-type="float">
            <text:p>-3.21608</text:p>
          </table:table-cell>
          <table:table-cell office:value-type="float" office:value="-0.96482412" calcext:value-type="float">
            <text:p>-0.96482412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-4.221105" calcext:value-type="float">
            <text:p>-4.221105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-5.025125" calcext:value-type="float">
            <text:p>-5.025125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4120603" calcext:value-type="float">
            <text:p>-2.4120603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-8.643215" calcext:value-type="float">
            <text:p>-8.643215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-10.251255" calcext:value-type="float">
            <text:p>-10.251255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-11.055275" calcext:value-type="float">
            <text:p>-11.055275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-11.859295" calcext:value-type="float">
            <text:p>-11.859295</text:p>
          </table:table-cell>
          <table:table-cell office:value-type="float" office:value="-3.61809045" calcext:value-type="float">
            <text:p>-3.61809045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-13.26633" calcext:value-type="float">
            <text:p>-13.26633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-13.869345" calcext:value-type="float">
            <text:p>-13.86934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-14.673365" calcext:value-type="float">
            <text:p>-14.673365</text:p>
          </table:table-cell>
          <table:table-cell office:value-type="float" office:value="-4.34170854" calcext:value-type="float">
            <text:p>-4.34170854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-15.075375" calcext:value-type="float">
            <text:p>-15.075375</text:p>
          </table:table-cell>
          <table:table-cell office:value-type="float" office:value="-4.50251256" calcext:value-type="float">
            <text:p>-4.50251256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74371859" calcext:value-type="float">
            <text:p>-4.74371859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8241206" calcext:value-type="float">
            <text:p>-4.8241206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-17.28643" calcext:value-type="float">
            <text:p>-17.28643</text:p>
          </table:table-cell>
          <table:table-cell office:value-type="float" office:value="-5.22613065" calcext:value-type="float">
            <text:p>-5.22613065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54773869" calcext:value-type="float">
            <text:p>-5.54773869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-18.291455" calcext:value-type="float">
            <text:p>-18.29145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-18.09045" calcext:value-type="float">
            <text:p>-18.09045</text:p>
          </table:table-cell>
          <table:table-cell office:value-type="float" office:value="-5.46733668" calcext:value-type="float">
            <text:p>-5.46733668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-17.889445" calcext:value-type="float">
            <text:p>-17.889445</text:p>
          </table:table-cell>
          <table:table-cell office:value-type="float" office:value="-5.38693467" calcext:value-type="float">
            <text:p>-5.38693467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-17.68844" calcext:value-type="float">
            <text:p>-17.68844</text:p>
          </table:table-cell>
          <table:table-cell office:value-type="float" office:value="-5.30653266" calcext:value-type="float">
            <text:p>-5.30653266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-17.487435" calcext:value-type="float">
            <text:p>-17.48743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-17.085425" calcext:value-type="float">
            <text:p>-17.085425</text:p>
          </table:table-cell>
          <table:table-cell office:value-type="float" office:value="-5.14572864" calcext:value-type="float">
            <text:p>-5.14572864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-16.683415" calcext:value-type="float">
            <text:p>-16.683415</text:p>
          </table:table-cell>
          <table:table-cell office:value-type="float" office:value="-4.98492462" calcext:value-type="float">
            <text:p>-4.98492462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-16.281405" calcext:value-type="float">
            <text:p>-16.281405</text:p>
          </table:table-cell>
          <table:table-cell office:value-type="float" office:value="-4.90452261" calcext:value-type="float">
            <text:p>-4.90452261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-15.67839" calcext:value-type="float">
            <text:p>-15.67839</text:p>
          </table:table-cell>
          <table:table-cell office:value-type="float" office:value="-4.66331658" calcext:value-type="float">
            <text:p>-4.66331658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-15.27638" calcext:value-type="float">
            <text:p>-15.27638</text:p>
          </table:table-cell>
          <table:table-cell office:value-type="float" office:value="-4.58291457" calcext:value-type="float">
            <text:p>-4.58291457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-14.47236" calcext:value-type="float">
            <text:p>-14.47236</text:p>
          </table:table-cell>
          <table:table-cell office:value-type="float" office:value="-4.42211055" calcext:value-type="float">
            <text:p>-4.42211055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-14.07035" calcext:value-type="float">
            <text:p>-14.07035</text:p>
          </table:table-cell>
          <table:table-cell office:value-type="float" office:value="-4.18090452" calcext:value-type="float">
            <text:p>-4.18090452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-13.467335" calcext:value-type="float">
            <text:p>-13.467335</text:p>
          </table:table-cell>
          <table:table-cell office:value-type="float" office:value="-4.0201005" calcext:value-type="float">
            <text:p>-4.0201005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-12.663315" calcext:value-type="float">
            <text:p>-12.663315</text:p>
          </table:table-cell>
          <table:table-cell office:value-type="float" office:value="-3.77889447" calcext:value-type="float">
            <text:p>-3.77889447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-12.0603" calcext:value-type="float">
            <text:p>-12.0603</text:p>
          </table:table-cell>
          <table:table-cell office:value-type="float" office:value="-3.53768844" calcext:value-type="float">
            <text:p>-3.53768844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-11.25628" calcext:value-type="float">
            <text:p>-11.25628</text:p>
          </table:table-cell>
          <table:table-cell office:value-type="float" office:value="-3.37688442" calcext:value-type="float">
            <text:p>-3.37688442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-10.45226" calcext:value-type="float">
            <text:p>-10.45226</text:p>
          </table:table-cell>
          <table:table-cell office:value-type="float" office:value="-3.13567839" calcext:value-type="float">
            <text:p>-3.13567839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-9.64824" calcext:value-type="float">
            <text:p>-9.64824</text:p>
          </table:table-cell>
          <table:table-cell office:value-type="float" office:value="-2.89447236" calcext:value-type="float">
            <text:p>-2.89447236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-8.84422" calcext:value-type="float">
            <text:p>-8.84422</text:p>
          </table:table-cell>
          <table:table-cell office:value-type="float" office:value="-2.65326633" calcext:value-type="float">
            <text:p>-2.65326633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-7.839195" calcext:value-type="float">
            <text:p>-7.839195</text:p>
          </table:table-cell>
          <table:table-cell office:value-type="float" office:value="-2.33165829" calcext:value-type="float">
            <text:p>-2.33165829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-7.035175" calcext:value-type="float">
            <text:p>-7.035175</text:p>
          </table:table-cell>
          <table:table-cell office:value-type="float" office:value="-2.09045226" calcext:value-type="float">
            <text:p>-2.09045226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-6.03015" calcext:value-type="float">
            <text:p>-6.03015</text:p>
          </table:table-cell>
          <table:table-cell office:value-type="float" office:value="-1.84924623" calcext:value-type="float">
            <text:p>-1.84924623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-5.22613" calcext:value-type="float">
            <text:p>-5.22613</text:p>
          </table:table-cell>
          <table:table-cell office:value-type="float" office:value="-1.52763819" calcext:value-type="float">
            <text:p>-1.52763819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-4.42211" calcext:value-type="float">
            <text:p>-4.42211</text:p>
          </table:table-cell>
          <table:table-cell office:value-type="float" office:value="-1.28643216" calcext:value-type="float">
            <text:p>-1.28643216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-3.417085" calcext:value-type="float">
            <text:p>-3.417085</text:p>
          </table:table-cell>
          <table:table-cell office:value-type="float" office:value="-1.04522613" calcext:value-type="float">
            <text:p>-1.04522613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-0.72361809" calcext:value-type="float">
            <text:p>-0.72361809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-1.407035" calcext:value-type="float">
            <text:p>-1.407035</text:p>
          </table:table-cell>
          <table:table-cell office:value-type="float" office:value="-0.48241206" calcext:value-type="float">
            <text:p>-0.48241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2:41:41.375459641</dc:date>
    <meta:editing-duration>PT2M21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2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7cm" svg:height="15.811cm" xlink:href=".." xlink:type="simple" chart:class="chart:scatter" chart:style-name="ch1">
        <chart:title svg:x="10.411cm" svg:y="0.452cm" chart:style-name="ch2">
          <text:p>Clipping</text:p>
        </chart:title>
        <chart:legend chart:legend-position="end" svg:x="19.989cm" svg:y="7.357cm" style:legend-expansion="high" chart:style-name="ch3"/>
        <chart:plot-area chart:style-name="ch4" table:cell-range-address="clipping20V2.A1:clipping20V2.C1191" chart:data-source-has-labels="row" svg:x="1.462cm" svg:y="1.547cm" svg:width="18.076cm" svg:height="12.967cm">
          <chartooo:coordinate-region svg:x="2.189cm" svg:y="1.746cm" svg:width="17.017cm" svg:height="12.569cm"/>
          <chart:axis chart:dimension="x" chart:name="primary-x" chart:style-name="ch5">
            <chart:title svg:x="9.874cm" svg:y="14.83cm" chart:style-name="ch6">
              <text:p>Time (s)</text:p>
            </chart:title>
          </chart:axis>
          <chart:axis chart:dimension="y" chart:name="primary-y" chart:style-name="ch7">
            <chart:title svg:x="0.451cm" svg:y="8.881cm" chart:style-name="ch8">
              <text:p>Voltage (V)</text:p>
            </chart:title>
            <chart:grid chart:style-name="ch9" chart:class="major"/>
          </chart:axis>
          <chart:series chart:style-name="ch10" chart:values-cell-range-address="clipping20V2.B2:clipping20V2.B1191" chart:label-cell-address="clipping20V2.B1:clipping20V2.B1" chart:class="chart:scatter">
            <chart:domain table:cell-range-address="clipping20V2.A2:clipping20V2.A1191"/>
            <chart:data-point chart:repeated="1190"/>
          </chart:series>
          <chart:series chart:style-name="ch11" chart:values-cell-range-address="clipping20V2.C2:clipping20V2.C1191" chart:label-cell-address="clipping20V2.C1:clipping20V2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(V)</text:p>
                <draw:g>
                  <svg:desc>clipping20V2.B1:clipping20V2.B1</svg:desc>
                </draw:g>
              </table:table-cell>
              <table:table-cell office:value-type="string">
                <text:p>Vin (V)</text:p>
                <draw:g>
                  <svg:desc>clipping20V2.C1:clipping20V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lipping20V2.A2:clipping20V2.A1191</svg:desc>
                </draw:g>
              </table:table-cell>
              <table:table-cell office:value-type="float" office:value="-0.201005">
                <text:p>-0.201005</text:p>
                <draw:g>
                  <svg:desc>clipping20V2.B2:clipping20V2.B1191</svg:desc>
                </draw:g>
              </table:table-cell>
              <table:table-cell office:value-type="float" office:value="0">
                <text:p>0</text:p>
                <draw:g>
                  <svg:desc>clipping20V2.C2:clipping20V2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1.809045">
                <text:p>1.80904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2.81407">
                <text:p>2.81407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3.819095">
                <text:p>3.81909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4.82412">
                <text:p>4.82412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5.829145">
                <text:p>5.82914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9.24623">
                <text:p>9.24623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10.05025">
                <text:p>10.0502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14.673365">
                <text:p>14.67336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17.487435">
                <text:p>17.4874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12.46231">
                <text:p>12.46231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11.65829">
                <text:p>11.65829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9.24623">
                <text:p>9.24623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8.44221">
                <text:p>8.44221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7.839195">
                <text:p>7.839195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5.829145">
                <text:p>5.82914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4.82412">
                <text:p>4.82412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4.0201">
                <text:p>4.0201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3.015075">
                <text:p>3.01507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2.01005">
                <text:p>2.0100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0.201005">
                <text:p>0.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80402">
                <text:p>-0.8040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1.809045">
                <text:p>-1.809045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2.81407">
                <text:p>-2.81407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3.61809">
                <text:p>-3.61809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4.623115">
                <text:p>-4.62311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5.62814">
                <text:p>-5.62814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6.43216">
                <text:p>-6.43216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7.437185">
                <text:p>-7.437185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9.24623">
                <text:p>-9.2462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8.44221">
                <text:p>-8.44221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6.633165">
                <text:p>-6.633165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4.82412">
                <text:p>-4.82412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0">
                <text:p>0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1.809045">
                <text:p>1.80904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2.81407">
                <text:p>2.81407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3.819095">
                <text:p>3.81909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4.82412">
                <text:p>4.82412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5.62814">
                <text:p>5.62814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6.633165">
                <text:p>6.633165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9.849245">
                <text:p>9.84924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10.653265">
                <text:p>10.65326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15.27638">
                <text:p>15.27638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15.27638">
                <text:p>15.27638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10.05025">
                <text:p>10.0502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9.447235">
                <text:p>9.44723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8.44221">
                <text:p>8.44221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7.63819">
                <text:p>7.63819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6.83417">
                <text:p>6.83417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5.025125">
                <text:p>5.02512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4.0201">
                <text:p>4.0201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3.015075">
                <text:p>3.015075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0.201005">
                <text:p>0.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-0.80402">
                <text:p>-0.80402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-1.60804">
                <text:p>-1.6080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-3.61809">
                <text:p>-3.61809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-4.42211">
                <text:p>-4.42211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-6.43216">
                <text:p>-6.43216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-7.23618">
                <text:p>-7.23618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-8.241205">
                <text:p>-8.241205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-13.66834">
                <text:p>-13.66834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6281407">
                <text:p>-5.62814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-9.24623">
                <text:p>-9.24623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-7.63819">
                <text:p>-7.63819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-4.82412">
                <text:p>-4.82412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-4.0201">
                <text:p>-4.0201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0.80402">
                <text:p>0.80402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2.81407">
                <text:p>2.81407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3.61809">
                <text:p>3.61809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5.62814">
                <text:p>5.62814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6.43216">
                <text:p>6.43216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12.261305">
                <text:p>12.26130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14.271355">
                <text:p>14.27135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14.673365">
                <text:p>14.67336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15.879395">
                <text:p>15.87939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17.68844">
                <text:p>17.6884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16.683415">
                <text:p>16.68341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16.48241">
                <text:p>16.48241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13.065325">
                <text:p>13.06532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12.46231">
                <text:p>12.46231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11.65829">
                <text:p>11.65829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10.85427">
                <text:p>10.85427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10.251255">
                <text:p>10.25125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8.44221">
                <text:p>8.44221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7.63819">
                <text:p>7.63819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5.025125">
                <text:p>5.02512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3.21608">
                <text:p>3.21608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2.211055">
                <text:p>2.211055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1.005025">
                <text:p>1.005025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0.201005">
                <text:p>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1.60804">
                <text:p>-1.60804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2.613065">
                <text:p>-2.613065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3.61809">
                <text:p>-3.61809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6.43216">
                <text:p>-6.4321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7.23618">
                <text:p>-7.23618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8.0402">
                <text:p>-8.0402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12.261305">
                <text:p>-12.26130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16.0804">
                <text:p>-16.0804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13.26633">
                <text:p>-13.26633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12.46231">
                <text:p>-12.46231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10.85427">
                <text:p>-10.85427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10.05025">
                <text:p>-10.0502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8.44221">
                <text:p>-8.44221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4.82412">
                <text:p>-4.82412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3.819095">
                <text:p>-3.81909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2.01005">
                <text:p>-2.0100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1.005025">
                <text:p>-1.00502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1.809045">
                <text:p>1.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2.81407">
                <text:p>2.81407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3.61809">
                <text:p>3.61809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5.62814">
                <text:p>5.62814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6.43216">
                <text:p>6.43216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8.241205">
                <text:p>8.241205</text:p>
              </table:table-cell>
              <table:table-cell office:value-type="float" office:value="2.49246231">
                <text:p>2.492462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11.457285">
                <text:p>11.457285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12.86432">
                <text:p>12.86432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13.66834">
                <text:p>13.66834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12.46231">
                <text:p>12.46231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10.251255">
                <text:p>10.25125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9.447235">
                <text:p>9.447235</text:p>
              </table:table-cell>
              <table:table-cell office:value-type="float" office:value="2.73366834">
                <text:p>2.733668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7.839195">
                <text:p>7.839195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6.03015">
                <text:p>6.0301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5.025125">
                <text:p>5.02512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4.221105">
                <text:p>4.2211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3.015075">
                <text:p>3.01507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1.20603">
                <text:p>1.20603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0.201005">
                <text:p>0.201005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-1.60804">
                <text:p>-1.60804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-2.613065">
                <text:p>-2.613065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-3.61809">
                <text:p>-3.61809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-6.43216">
                <text:p>-6.43216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-7.23618">
                <text:p>-7.23618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-8.0402">
                <text:p>-8.0402</text:p>
              </table:table-cell>
              <table:table-cell office:value-type="float" office:value="-2.49246231">
                <text:p>-2.492462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-9.045225">
                <text:p>-9.04522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-12.0603">
                <text:p>-12.0603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-14.271355">
                <text:p>-14.27135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-14.87437">
                <text:p>-14.87437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-16.88442">
                <text:p>-16.88442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-11.65829">
                <text:p>-11.65829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-5.829145">
                <text:p>-5.82914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-4.0201">
                <text:p>-4.0201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-1.20603">
                <text:p>-1.20603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-0.201005">
                <text:p>-0.20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1.60804">
                <text:p>1.60804</text:p>
              </table:table-cell>
              <table:table-cell office:value-type="float" office:value="0.56281407">
                <text:p>0.562814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2.81407">
                <text:p>2.81407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3.61809">
                <text:p>3.61809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5.62814">
                <text:p>5.62814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6.43216">
                <text:p>6.43216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8.241205">
                <text:p>8.241205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10.653265">
                <text:p>10.653265</text:p>
              </table:table-cell>
              <table:table-cell office:value-type="float" office:value="3.2160804">
                <text:p>3.21608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11.457285">
                <text:p>11.45728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12.0603">
                <text:p>12.0603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12.86432">
                <text:p>12.86432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13.467335">
                <text:p>13.46733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15.27638">
                <text:p>15.27638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14.271355">
                <text:p>14.27135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13.065325">
                <text:p>13.065325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10.251255">
                <text:p>10.251255</text:p>
              </table:table-cell>
              <table:table-cell office:value-type="float" office:value="2.97487437">
                <text:p>2.974874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7.839195">
                <text:p>7.839195</text:p>
              </table:table-cell>
              <table:table-cell office:value-type="float" office:value="2.25125628">
                <text:p>2.251256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6.83417">
                <text:p>6.83417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5.025125">
                <text:p>5.025125</text:p>
              </table:table-cell>
              <table:table-cell office:value-type="float" office:value="1.44723618">
                <text:p>1.447236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3.21608">
                <text:p>3.21608</text:p>
              </table:table-cell>
              <table:table-cell office:value-type="float" office:value="0.88442211">
                <text:p>0.884422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2.211055">
                <text:p>2.211055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24120603">
                <text:p>-0.241206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1.60804">
                <text:p>-1.60804</text:p>
              </table:table-cell>
              <table:table-cell office:value-type="float" office:value="-0.56281407">
                <text:p>-0.562814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4.42211">
                <text:p>-4.42211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7.23618">
                <text:p>-7.23618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9.849245">
                <text:p>-9.849245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12.0603">
                <text:p>-12.0603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12.86432">
                <text:p>-12.86432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15.477385">
                <text:p>-15.477385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13.065325">
                <text:p>-13.065325</text:p>
              </table:table-cell>
              <table:table-cell office:value-type="float" office:value="-3.93969849">
                <text:p>-3.939698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7.63819">
                <text:p>-7.63819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6.03015">
                <text:p>-6.03015</text:p>
              </table:table-cell>
              <table:table-cell office:value-type="float" office:value="-1.76884422">
                <text:p>-1.768844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4.82412">
                <text:p>-4.82412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88442211">
                <text:p>-0.884422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1.20603">
                <text:p>-1.20603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80402">
                <text:p>0.80402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2.613065">
                <text:p>2.613065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3.61809">
                <text:p>3.61809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5.427135">
                <text:p>5.427135</text:p>
              </table:table-cell>
              <table:table-cell office:value-type="float" office:value="1.68844221">
                <text:p>1.688442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6.43216">
                <text:p>6.43216</text:p>
              </table:table-cell>
              <table:table-cell office:value-type="float" office:value="1.92964824">
                <text:p>1.929648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7.437185">
                <text:p>7.437185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8.0402">
                <text:p>8.0402</text:p>
              </table:table-cell>
              <table:table-cell office:value-type="float" office:value="2.4120603">
                <text:p>2.41206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9.045225">
                <text:p>9.045225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10.653265">
                <text:p>10.653265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11.25628">
                <text:p>11.25628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12.0603">
                <text:p>12.0603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12.86432">
                <text:p>12.86432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13.26633">
                <text:p>13.26633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16.281405">
                <text:p>16.281405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15.879395">
                <text:p>15.879395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13.66834">
                <text:p>13.66834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13.26633">
                <text:p>13.26633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1809045">
                <text:p>3.618090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9.447235">
                <text:p>9.44723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7.035175">
                <text:p>7.035175</text:p>
              </table:table-cell>
              <table:table-cell office:value-type="float" office:value="2.01005025">
                <text:p>2.010050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5.025125">
                <text:p>5.02512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3.21608">
                <text:p>3.21608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2.211055">
                <text:p>2.211055</text:p>
              </table:table-cell>
              <table:table-cell office:value-type="float" office:value="0.64321608">
                <text:p>0.64321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-0.603015">
                <text:p>-0.60301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-4.42211">
                <text:p>-4.42211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-5.427135">
                <text:p>-5.427135</text:p>
              </table:table-cell>
              <table:table-cell office:value-type="float" office:value="-1.68844221">
                <text:p>-1.688442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-9.64824">
                <text:p>-9.64824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-10.653265">
                <text:p>-10.653265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-11.457285">
                <text:p>-11.45728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9849246">
                <text:p>-3.698492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-15.879395">
                <text:p>-15.879395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0050251">
                <text:p>-4.10050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-9.447235">
                <text:p>-9.447235</text:p>
              </table:table-cell>
              <table:table-cell office:value-type="float" office:value="-2.81407035">
                <text:p>-2.814070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-7.63819">
                <text:p>-7.63819</text:p>
              </table:table-cell>
              <table:table-cell office:value-type="float" office:value="-2.25125628">
                <text:p>-2.251256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-6.83417">
                <text:p>-6.83417</text:p>
              </table:table-cell>
              <table:table-cell office:value-type="float" office:value="-2.01005025">
                <text:p>-2.010050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-4.0201">
                <text:p>-4.0201</text:p>
              </table:table-cell>
              <table:table-cell office:value-type="float" office:value="-1.12562814">
                <text:p>-1.125628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-1.20603">
                <text:p>-1.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1.809045">
                <text:p>1.80904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2.81407">
                <text:p>2.81407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3.417085">
                <text:p>3.417085</text:p>
              </table:table-cell>
              <table:table-cell office:value-type="float" office:value="1.12562814">
                <text:p>1.125628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4.623115">
                <text:p>4.623115</text:p>
              </table:table-cell>
              <table:table-cell office:value-type="float" office:value="1.36683417">
                <text:p>1.366834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5.427135">
                <text:p>5.42713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7.23618">
                <text:p>7.2361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8.84422">
                <text:p>8.84422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9.849245">
                <text:p>9.84924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13.467335">
                <text:p>13.467335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15.67839">
                <text:p>15.67839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16.281405">
                <text:p>16.28140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46733668">
                <text:p>5.467336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16.0804">
                <text:p>16.0804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14.87437">
                <text:p>14.87437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13.26633">
                <text:p>13.26633</text:p>
              </table:table-cell>
              <table:table-cell office:value-type="float" office:value="3.85929648">
                <text:p>3.859296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11.859295">
                <text:p>11.859295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8.643215">
                <text:p>8.643215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5.22613">
                <text:p>5.22613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0.40201">
                <text:p>0.40201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40201">
                <text:p>-0.4020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5.22613">
                <text:p>-5.22613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92964824">
                <text:p>-1.929648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7.23618">
                <text:p>-7.23618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8.0402">
                <text:p>-8.0402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45728643">
                <text:p>-3.457286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8.84422">
                <text:p>-8.84422</text:p>
              </table:table-cell>
              <table:table-cell office:value-type="float" office:value="-2.57286432">
                <text:p>-2.572864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3.015075">
                <text:p>-3.015075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1.20603">
                <text:p>-1.20603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1.60804">
                <text:p>1.60804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2.613065">
                <text:p>2.613065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3.417085">
                <text:p>3.417085</text:p>
              </table:table-cell>
              <table:table-cell office:value-type="float" office:value="1.04522613">
                <text:p>1.045226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4.623115">
                <text:p>4.62311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5.22613">
                <text:p>5.22613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7.23618">
                <text:p>7.23618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9.849245">
                <text:p>9.849245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11.25628">
                <text:p>11.25628</text:p>
              </table:table-cell>
              <table:table-cell office:value-type="float" office:value="3.37688442">
                <text:p>3.376884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13.26633">
                <text:p>13.26633</text:p>
              </table:table-cell>
              <table:table-cell office:value-type="float" office:value="4.0201005">
                <text:p>4.02010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14.07035">
                <text:p>14.0703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14.673365">
                <text:p>14.673365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15.67839">
                <text:p>15.67839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12.663315">
                <text:p>12.663315</text:p>
              </table:table-cell>
              <table:table-cell office:value-type="float" office:value="3.69849246">
                <text:p>3.698492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11.859295">
                <text:p>11.859295</text:p>
              </table:table-cell>
              <table:table-cell office:value-type="float" office:value="3.45728643">
                <text:p>3.457286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11.055275">
                <text:p>11.055275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9.447235">
                <text:p>9.447235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8.84422">
                <text:p>8.84422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5.22613">
                <text:p>5.22613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4.221105">
                <text:p>4.221105</text:p>
              </table:table-cell>
              <table:table-cell office:value-type="float" office:value="1.20603015">
                <text:p>1.206030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3.21608">
                <text:p>3.21608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0.40201">
                <text:p>0.40201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-0.40201">
                <text:p>-0.4020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36683417">
                <text:p>-1.366834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-5.22613">
                <text:p>-5.22613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-7.23618">
                <text:p>-7.23618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-8.84422">
                <text:p>-8.84422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-9.64824">
                <text:p>-9.64824</text:p>
              </table:table-cell>
              <table:table-cell office:value-type="float" office:value="-2.97487437">
                <text:p>-2.974874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2160804">
                <text:p>-3.21608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-12.0603">
                <text:p>-12.0603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-16.88442">
                <text:p>-16.88442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-16.0804">
                <text:p>-16.0804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-12.0603">
                <text:p>-12.0603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29648241">
                <text:p>-3.296482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05527638">
                <text:p>-3.055276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-6.83417">
                <text:p>-6.83417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-5.22613">
                <text:p>-5.22613</text:p>
              </table:table-cell>
              <table:table-cell office:value-type="float" office:value="-1.44723618">
                <text:p>-1.447236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0603015">
                <text:p>-1.206030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0.40201">
                <text:p>0.40201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1.407035">
                <text:p>1.40703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4.42211">
                <text:p>4.42211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5.22613">
                <text:p>5.22613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7.23618">
                <text:p>7.23618</text:p>
              </table:table-cell>
              <table:table-cell office:value-type="float" office:value="2.17085427">
                <text:p>2.1708542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14.47236">
                <text:p>14.47236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66331658">
                <text:p>4.663316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16.0804">
                <text:p>16.0804</text:p>
              </table:table-cell>
              <table:table-cell office:value-type="float" office:value="4.8241206">
                <text:p>4.82412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16.88442">
                <text:p>16.88442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17.085425">
                <text:p>17.085425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17.68844">
                <text:p>17.6884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17.487435">
                <text:p>17.48743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17.085425">
                <text:p>17.08542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17.085425">
                <text:p>17.085425</text:p>
              </table:table-cell>
              <table:table-cell office:value-type="float" office:value="4.98492462">
                <text:p>4.984924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16.683415">
                <text:p>16.683415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15.075375">
                <text:p>15.075375</text:p>
              </table:table-cell>
              <table:table-cell office:value-type="float" office:value="4.42211055">
                <text:p>4.422110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14.47236">
                <text:p>14.47236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10.45226">
                <text:p>10.45226</text:p>
              </table:table-cell>
              <table:table-cell office:value-type="float" office:value="3.13567839">
                <text:p>3.1356783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6.03015">
                <text:p>6.0301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5.427135">
                <text:p>5.42713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4.221105">
                <text:p>4.2211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1.60804">
                <text:p>1.60804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0.40201">
                <text:p>0.40201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201005">
                <text:p>-0.201005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2.41206">
                <text:p>-2.41206</text:p>
              </table:table-cell>
              <table:table-cell office:value-type="float" office:value="-0.8040201">
                <text:p>-0.80402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5.22613">
                <text:p>-5.22613</text:p>
              </table:table-cell>
              <table:table-cell office:value-type="float" office:value="-1.6080402">
                <text:p>-1.60804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17085427">
                <text:p>-2.1708542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8.84422">
                <text:p>-8.84422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85929648">
                <text:p>-3.859296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26130653">
                <text:p>-4.2613065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16.48241">
                <text:p>-16.48241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06532663">
                <text:p>-5.0653266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16.0804">
                <text:p>-16.0804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12.0603">
                <text:p>-12.0603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73366834">
                <text:p>-2.7336683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6.231155">
                <text:p>-6.23115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5.22613">
                <text:p>-5.22613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1.407035">
                <text:p>1.407035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2.41206">
                <text:p>2.41206</text:p>
              </table:table-cell>
              <table:table-cell office:value-type="float" office:value="0.8040201">
                <text:p>0.80402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4.221105">
                <text:p>4.221105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5.427135">
                <text:p>5.427135</text:p>
              </table:table-cell>
              <table:table-cell office:value-type="float" office:value="1.6080402">
                <text:p>1.608040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6.231155">
                <text:p>6.231155</text:p>
              </table:table-cell>
              <table:table-cell office:value-type="float" office:value="1.84924623">
                <text:p>1.8492462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7.035175">
                <text:p>7.035175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7.839195">
                <text:p>7.839195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8.84422">
                <text:p>8.84422</text:p>
              </table:table-cell>
              <table:table-cell office:value-type="float" office:value="2.65326633">
                <text:p>2.653266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9.64824">
                <text:p>9.64824</text:p>
              </table:table-cell>
              <table:table-cell office:value-type="float" office:value="2.89447236">
                <text:p>2.8944723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13.26633">
                <text:p>13.26633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13.869345">
                <text:p>13.869345</text:p>
              </table:table-cell>
              <table:table-cell office:value-type="float" office:value="4.18090452">
                <text:p>4.1809045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14.673365">
                <text:p>14.673365</text:p>
              </table:table-cell>
              <table:table-cell office:value-type="float" office:value="4.26130653">
                <text:p>4.2613065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15.477385">
                <text:p>15.477385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17.28643">
                <text:p>17.28643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17.68844">
                <text:p>17.68844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18.09045">
                <text:p>18.09045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17.889445">
                <text:p>17.8894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18.09045">
                <text:p>18.09045</text:p>
              </table:table-cell>
              <table:table-cell office:value-type="float" office:value="5.38693467">
                <text:p>5.3869346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17.889445">
                <text:p>17.889445</text:p>
              </table:table-cell>
              <table:table-cell office:value-type="float" office:value="5.22613065">
                <text:p>5.2261306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17.68844">
                <text:p>17.68844</text:p>
              </table:table-cell>
              <table:table-cell office:value-type="float" office:value="5.30653266">
                <text:p>5.3065326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17.487435">
                <text:p>17.487435</text:p>
              </table:table-cell>
              <table:table-cell office:value-type="float" office:value="5.14572864">
                <text:p>5.145728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17.28643">
                <text:p>17.28643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16.88442">
                <text:p>16.88442</text:p>
              </table:table-cell>
              <table:table-cell office:value-type="float" office:value="5.06532663">
                <text:p>5.0653266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16.48241">
                <text:p>16.48241</text:p>
              </table:table-cell>
              <table:table-cell office:value-type="float" office:value="4.90452261">
                <text:p>4.9045226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16.0804">
                <text:p>16.0804</text:p>
              </table:table-cell>
              <table:table-cell office:value-type="float" office:value="4.74371859">
                <text:p>4.743718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15.67839">
                <text:p>15.67839</text:p>
              </table:table-cell>
              <table:table-cell office:value-type="float" office:value="4.58291457">
                <text:p>4.582914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15.075375">
                <text:p>15.075375</text:p>
              </table:table-cell>
              <table:table-cell office:value-type="float" office:value="4.50251256">
                <text:p>4.5025125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14.47236">
                <text:p>14.47236</text:p>
              </table:table-cell>
              <table:table-cell office:value-type="float" office:value="4.34170854">
                <text:p>4.3417085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14.07035">
                <text:p>14.07035</text:p>
              </table:table-cell>
              <table:table-cell office:value-type="float" office:value="4.10050251">
                <text:p>4.1005025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13.467335">
                <text:p>13.467335</text:p>
              </table:table-cell>
              <table:table-cell office:value-type="float" office:value="3.93969849">
                <text:p>3.939698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12.663315">
                <text:p>12.663315</text:p>
              </table:table-cell>
              <table:table-cell office:value-type="float" office:value="3.77889447">
                <text:p>3.7788944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12.0603">
                <text:p>12.0603</text:p>
              </table:table-cell>
              <table:table-cell office:value-type="float" office:value="3.53768844">
                <text:p>3.5376884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11.25628">
                <text:p>11.25628</text:p>
              </table:table-cell>
              <table:table-cell office:value-type="float" office:value="3.29648241">
                <text:p>3.296482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10.45226">
                <text:p>10.45226</text:p>
              </table:table-cell>
              <table:table-cell office:value-type="float" office:value="3.05527638">
                <text:p>3.0552763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9.64824">
                <text:p>9.64824</text:p>
              </table:table-cell>
              <table:table-cell office:value-type="float" office:value="2.81407035">
                <text:p>2.8140703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8.84422">
                <text:p>8.84422</text:p>
              </table:table-cell>
              <table:table-cell office:value-type="float" office:value="2.57286432">
                <text:p>2.57286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8.0402">
                <text:p>8.0402</text:p>
              </table:table-cell>
              <table:table-cell office:value-type="float" office:value="2.33165829">
                <text:p>2.3316582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7.23618">
                <text:p>7.23618</text:p>
              </table:table-cell>
              <table:table-cell office:value-type="float" office:value="2.09045226">
                <text:p>2.0904522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6.231155">
                <text:p>6.231155</text:p>
              </table:table-cell>
              <table:table-cell office:value-type="float" office:value="1.76884422">
                <text:p>1.7688442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5.427135">
                <text:p>5.427135</text:p>
              </table:table-cell>
              <table:table-cell office:value-type="float" office:value="1.52763819">
                <text:p>1.527638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4.42211">
                <text:p>4.42211</text:p>
              </table:table-cell>
              <table:table-cell office:value-type="float" office:value="1.28643216">
                <text:p>1.286432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3.417085">
                <text:p>3.417085</text:p>
              </table:table-cell>
              <table:table-cell office:value-type="float" office:value="0.96482412">
                <text:p>0.964824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2.41206">
                <text:p>2.41206</text:p>
              </table:table-cell>
              <table:table-cell office:value-type="float" office:value="0.72361809">
                <text:p>0.723618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1.407035">
                <text:p>1.407035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0.603015">
                <text:p>0.603015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-0.40201">
                <text:p>-0.40201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0201005">
                <text:p>-0.4020100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-2.211055">
                <text:p>-2.211055</text:p>
              </table:table-cell>
              <table:table-cell office:value-type="float" office:value="-0.64321608">
                <text:p>-0.643216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-3.21608">
                <text:p>-3.21608</text:p>
              </table:table-cell>
              <table:table-cell office:value-type="float" office:value="-0.96482412">
                <text:p>-0.96482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-4.221105">
                <text:p>-4.221105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-5.025125">
                <text:p>-5.025125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4120603">
                <text:p>-2.412060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-8.643215">
                <text:p>-8.643215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-10.251255">
                <text:p>-10.251255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-11.055275">
                <text:p>-11.055275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-11.859295">
                <text:p>-11.859295</text:p>
              </table:table-cell>
              <table:table-cell office:value-type="float" office:value="-3.61809045">
                <text:p>-3.6180904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-13.26633">
                <text:p>-13.26633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-13.869345">
                <text:p>-13.86934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-14.673365">
                <text:p>-14.673365</text:p>
              </table:table-cell>
              <table:table-cell office:value-type="float" office:value="-4.34170854">
                <text:p>-4.3417085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-15.075375">
                <text:p>-15.075375</text:p>
              </table:table-cell>
              <table:table-cell office:value-type="float" office:value="-4.50251256">
                <text:p>-4.5025125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74371859">
                <text:p>-4.7437185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8241206">
                <text:p>-4.824120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-17.28643">
                <text:p>-17.28643</text:p>
              </table:table-cell>
              <table:table-cell office:value-type="float" office:value="-5.22613065">
                <text:p>-5.226130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54773869">
                <text:p>-5.5477386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-18.291455">
                <text:p>-18.29145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-18.09045">
                <text:p>-18.09045</text:p>
              </table:table-cell>
              <table:table-cell office:value-type="float" office:value="-5.46733668">
                <text:p>-5.4673366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-17.889445">
                <text:p>-17.889445</text:p>
              </table:table-cell>
              <table:table-cell office:value-type="float" office:value="-5.38693467">
                <text:p>-5.386934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-17.68844">
                <text:p>-17.68844</text:p>
              </table:table-cell>
              <table:table-cell office:value-type="float" office:value="-5.30653266">
                <text:p>-5.306532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-17.487435">
                <text:p>-17.48743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-17.085425">
                <text:p>-17.085425</text:p>
              </table:table-cell>
              <table:table-cell office:value-type="float" office:value="-5.14572864">
                <text:p>-5.145728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-16.683415">
                <text:p>-16.683415</text:p>
              </table:table-cell>
              <table:table-cell office:value-type="float" office:value="-4.98492462">
                <text:p>-4.9849246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-16.281405">
                <text:p>-16.281405</text:p>
              </table:table-cell>
              <table:table-cell office:value-type="float" office:value="-4.90452261">
                <text:p>-4.9045226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-15.67839">
                <text:p>-15.67839</text:p>
              </table:table-cell>
              <table:table-cell office:value-type="float" office:value="-4.66331658">
                <text:p>-4.663316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-15.27638">
                <text:p>-15.27638</text:p>
              </table:table-cell>
              <table:table-cell office:value-type="float" office:value="-4.58291457">
                <text:p>-4.582914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-14.47236">
                <text:p>-14.47236</text:p>
              </table:table-cell>
              <table:table-cell office:value-type="float" office:value="-4.42211055">
                <text:p>-4.422110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-14.07035">
                <text:p>-14.07035</text:p>
              </table:table-cell>
              <table:table-cell office:value-type="float" office:value="-4.18090452">
                <text:p>-4.1809045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-13.467335">
                <text:p>-13.467335</text:p>
              </table:table-cell>
              <table:table-cell office:value-type="float" office:value="-4.0201005">
                <text:p>-4.020100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-12.663315">
                <text:p>-12.663315</text:p>
              </table:table-cell>
              <table:table-cell office:value-type="float" office:value="-3.77889447">
                <text:p>-3.7788944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-12.0603">
                <text:p>-12.0603</text:p>
              </table:table-cell>
              <table:table-cell office:value-type="float" office:value="-3.53768844">
                <text:p>-3.537688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-11.25628">
                <text:p>-11.25628</text:p>
              </table:table-cell>
              <table:table-cell office:value-type="float" office:value="-3.37688442">
                <text:p>-3.3768844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-10.45226">
                <text:p>-10.45226</text:p>
              </table:table-cell>
              <table:table-cell office:value-type="float" office:value="-3.13567839">
                <text:p>-3.1356783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-9.64824">
                <text:p>-9.64824</text:p>
              </table:table-cell>
              <table:table-cell office:value-type="float" office:value="-2.89447236">
                <text:p>-2.8944723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-8.84422">
                <text:p>-8.84422</text:p>
              </table:table-cell>
              <table:table-cell office:value-type="float" office:value="-2.65326633">
                <text:p>-2.653266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-7.839195">
                <text:p>-7.839195</text:p>
              </table:table-cell>
              <table:table-cell office:value-type="float" office:value="-2.33165829">
                <text:p>-2.3316582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-7.035175">
                <text:p>-7.035175</text:p>
              </table:table-cell>
              <table:table-cell office:value-type="float" office:value="-2.09045226">
                <text:p>-2.090452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-6.03015">
                <text:p>-6.03015</text:p>
              </table:table-cell>
              <table:table-cell office:value-type="float" office:value="-1.84924623">
                <text:p>-1.849246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-5.22613">
                <text:p>-5.22613</text:p>
              </table:table-cell>
              <table:table-cell office:value-type="float" office:value="-1.52763819">
                <text:p>-1.527638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-4.42211">
                <text:p>-4.42211</text:p>
              </table:table-cell>
              <table:table-cell office:value-type="float" office:value="-1.28643216">
                <text:p>-1.286432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-3.417085">
                <text:p>-3.417085</text:p>
              </table:table-cell>
              <table:table-cell office:value-type="float" office:value="-1.04522613">
                <text:p>-1.045226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-2.41206">
                <text:p>-2.41206</text:p>
              </table:table-cell>
              <table:table-cell office:value-type="float" office:value="-0.72361809">
                <text:p>-0.7236180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-1.407035">
                <text:p>-1.407035</text:p>
              </table:table-cell>
              <table:table-cell office:value-type="float" office:value="-0.48241206">
                <text:p>-0.48241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